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, Arial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fc40" officeooo:paragraph-rsid="0013fc40"/>
    </style:style>
    <style:style style:name="P2" style:family="paragraph" style:parent-style-name="Standard">
      <style:text-properties officeooo:rsid="0014e3f9" officeooo:paragraph-rsid="0014e3f9"/>
    </style:style>
    <style:style style:name="P3" style:family="paragraph" style:parent-style-name="Standard">
      <style:text-properties officeooo:rsid="0016caf7" officeooo:paragraph-rsid="0016caf7"/>
    </style:style>
    <style:style style:name="P4" style:family="paragraph" style:parent-style-name="Standard">
      <style:text-properties officeooo:rsid="0019d8cb" officeooo:paragraph-rsid="0019d8cb"/>
    </style:style>
    <style:style style:name="P5" style:family="paragraph" style:parent-style-name="Standard">
      <style:text-properties officeooo:rsid="001b4273" officeooo:paragraph-rsid="001b4273"/>
    </style:style>
    <style:style style:name="P6" style:family="paragraph" style:parent-style-name="Standard">
      <style:text-properties officeooo:rsid="001bf848" officeooo:paragraph-rsid="001bf848"/>
    </style:style>
    <style:style style:name="P7" style:family="paragraph" style:parent-style-name="Standard">
      <style:text-properties style:text-underline-style="solid" style:text-underline-width="auto" style:text-underline-color="font-color" officeooo:rsid="001bf848" officeooo:paragraph-rsid="001bf848"/>
    </style:style>
    <style:style style:name="P8" style:family="paragraph" style:parent-style-name="Standard">
      <style:text-properties style:text-underline-style="solid" style:text-underline-width="auto" style:text-underline-color="font-color" officeooo:rsid="00208633" officeooo:paragraph-rsid="00208633"/>
    </style:style>
    <style:style style:name="P9" style:family="paragraph" style:parent-style-name="Standard">
      <style:text-properties style:text-underline-style="solid" style:text-underline-width="auto" style:text-underline-color="font-color" officeooo:rsid="0022dd0f" officeooo:paragraph-rsid="0022dd0f"/>
    </style:style>
    <style:style style:name="P10" style:family="paragraph" style:parent-style-name="Standard">
      <style:text-properties officeooo:rsid="001f7bd3" officeooo:paragraph-rsid="001f7bd3"/>
    </style:style>
    <style:style style:name="P11" style:family="paragraph" style:parent-style-name="Standard">
      <style:text-properties officeooo:rsid="00208633" officeooo:paragraph-rsid="00208633"/>
    </style:style>
    <style:style style:name="P12" style:family="paragraph" style:parent-style-name="Standard">
      <style:text-properties officeooo:rsid="002597bb" officeooo:paragraph-rsid="002597bb"/>
    </style:style>
    <style:style style:name="P13" style:family="paragraph" style:parent-style-name="Standard">
      <style:text-properties officeooo:rsid="0025f124" officeooo:paragraph-rsid="0025f124"/>
    </style:style>
    <style:style style:name="T1" style:family="text">
      <style:text-properties officeooo:rsid="0018096f"/>
    </style:style>
    <style:style style:name="T2" style:family="text">
      <style:text-properties officeooo:rsid="001cd7ba"/>
    </style:style>
    <style:style style:name="T3" style:family="text">
      <style:text-properties officeooo:rsid="001e20f4"/>
    </style:style>
    <style:style style:name="T4" style:family="text">
      <style:text-properties officeooo:rsid="00204329"/>
    </style:style>
    <style:style style:name="T5" style:family="text">
      <style:text-properties officeooo:rsid="00225e38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4b5d4"/>
    </style:style>
    <style:style style:name="T8" style:family="text">
      <style:text-properties officeooo:rsid="0024b5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ing to try to limit scope to visitor only in first instance.</text:p>
      <text:p text:style-name="P1"/>
      <text:p text:style-name="P1">Staff one is more about functionality than perhaps functionality.</text:p>
      <text:p text:style-name="P1"/>
      <text:p text:style-name="P2">Need to define the requirements – I can lay my own look and feel on it.</text:p>
      <text:p text:style-name="P2"/>
      <text:p text:style-name="P3">Probably Agile with solid requirements. <text:span text:style-name="T1">Will do rapid prototyping to find ideal UI design.</text:span></text:p>
      <text:p text:style-name="P3"/>
      <text:p text:style-name="P4">Flask modules <text:span text:style-name="T8">may</text:span> be useful (Gingr, Blowfish).</text:p>
      <text:p text:style-name="P4"/>
      <text:p text:style-name="P5">This project could later be adapted to work on desktop – we don’t want two entirely separate projects.</text:p>
      <text:p text:style-name="P5"/>
      <text:p text:style-name="P12">Would be interesting to know how much bandwidth, say 50 users, would take.</text:p>
      <text:p text:style-name="P12"/>
      <text:p text:style-name="P13">Will need to re-write document to note that the desktop and staff parts will come later – not part of OU project scope.</text:p>
      <text:p text:style-name="P5"/>
      <text:p text:style-name="P9">Potentials:</text:p>
      <text:p text:style-name="P9"><text:span text:style-name="T6"/></text:p>
      <text:p text:style-name="P9"><text:span text:style-name="T6">Allow visitors to view schematic diagram(s) </text:span><text:span text:style-name="T7">in a submenu somewhere.</text:span></text:p>
      <text:p text:style-name="P5"/>
      <text:p text:style-name="P7">Stretch requirements <text:span text:style-name="T3">(try to make provision for these)</text:span>:</text:p>
      <text:p text:style-name="P5"/>
      <text:p text:style-name="P6">Detection of significant events on server side, (perhaps with manual curation), to suggest to visitors. More server side. <text:span text:style-name="T2">Could also tie into weather reports (sort of separate).</text:span></text:p>
      <text:p text:style-name="P6"/>
      <text:p text:style-name="P10">Guided tour is probably slightly beyond the scope of just this GUI – would probably want for whole system – so <text:span text:style-name="T4">probably</text:span> part of audio guide <text:span text:style-name="T4">rather than this system. Might link into visitor GUI, but that would be the audio guide’s responsibility.</text:span></text:p>
      <text:p text:style-name="P10"/>
      <text:p text:style-name="P8">Not useful for visitor GUI:</text:p>
      <text:p text:style-name="P11"/>
      <text:p text:style-name="P11">Ability to switch between maps – might be difficult cos accuracy and <text:span text:style-name="T5">also not useful.</text:span></text:p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, Arial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mish MB</meta:initial-creator>
    <meta:creation-date>2021-01-19T14:32:14.801967633</meta:creation-date>
    <meta:generator>LibreOffice/7.0.4.2$Linux_X86_64 LibreOffice_project/00$Build-2</meta:generator>
    <dc:date>2021-01-19T16:25:50.025340349</dc:date>
    <dc:creator>Hamish MB</dc:creator>
    <meta:editing-duration>PT54M26S</meta:editing-duration>
    <meta:editing-cycles>3</meta:editing-cycles>
    <meta:document-statistic meta:table-count="0" meta:image-count="0" meta:object-count="0" meta:page-count="1" meta:paragraph-count="15" meta:word-count="215" meta:character-count="1296" meta:non-whitespace-character-count="1090"/>
  </office:meta>
</office:document-meta>
</file>